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4.606cm"/>
    </style:style>
    <style:style style:name="co4" style:family="table-column">
      <style:table-column-properties fo:break-before="auto" style:column-width="4.8cm"/>
    </style:style>
    <style:style style:name="co5" style:family="table-column">
      <style:table-column-properties fo:break-before="auto" style:column-width="5.7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ACKAG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float" office:value="1">
            <text:p>1</text:p>
          </table:table-cell>
          <table:table-cell office:value-type="string">
            <text:p>RNCP0805FTD1K00 </text:p>
          </table:table-cell>
          <table:table-cell office:value-type="string">
            <text:p>1000 Ohm resistor</text:p>
          </table:table-cell>
          <table:table-cell office:value-type="string">
            <text:p>Package_080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2</text:p>
          </table:table-cell>
          <table:table-cell office:value-type="float" office:value="1">
            <text:p>1</text:p>
          </table:table-cell>
          <table:table-cell office:value-type="string">
            <text:p>RNCP0805FTD1K00 </text:p>
          </table:table-cell>
          <table:table-cell office:value-type="string">
            <text:p>1000 Ohm resistor</text:p>
          </table:table-cell>
          <table:table-cell office:value-type="string">
            <text:p>Package_080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3</text:p>
          </table:table-cell>
          <table:table-cell office:value-type="float" office:value="1">
            <text:p>1</text:p>
          </table:table-cell>
          <table:table-cell office:value-type="string">
            <text:p>RNCP0805FTD1K00 </text:p>
          </table:table-cell>
          <table:table-cell office:value-type="string">
            <text:p>1000 Ohm resistor</text:p>
          </table:table-cell>
          <table:table-cell office:value-type="string">
            <text:p>Package_080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4</text:p>
          </table:table-cell>
          <table:table-cell office:value-type="float" office:value="1">
            <text:p>1</text:p>
          </table:table-cell>
          <table:table-cell office:value-type="string">
            <text:p>RNCP0805FTD1K00 </text:p>
          </table:table-cell>
          <table:table-cell office:value-type="string">
            <text:p>1000 Ohm resistor</text:p>
          </table:table-cell>
          <table:table-cell office:value-type="string">
            <text:p>Package_080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5</text:p>
          </table:table-cell>
          <table:table-cell office:value-type="float" office:value="1">
            <text:p>1</text:p>
          </table:table-cell>
          <table:table-cell office:value-type="string">
            <text:p>RNCP0805FTD1K00 </text:p>
          </table:table-cell>
          <table:table-cell office:value-type="string">
            <text:p>1000 Ohm resistor</text:p>
          </table:table-cell>
          <table:table-cell office:value-type="string">
            <text:p>Package_080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6</text:p>
          </table:table-cell>
          <table:table-cell office:value-type="float" office:value="1">
            <text:p>1</text:p>
          </table:table-cell>
          <table:table-cell office:value-type="string">
            <text:p>RNCP0805FTD1K00 </text:p>
          </table:table-cell>
          <table:table-cell office:value-type="string">
            <text:p>1000 Ohm resistor</text:p>
          </table:table-cell>
          <table:table-cell office:value-type="string">
            <text:p>Package_08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7</text:p>
          </table:table-cell>
          <table:table-cell office:value-type="float" office:value="1">
            <text:p>1</text:p>
          </table:table-cell>
          <table:table-cell table:style-name="ce2" office:value-type="string">
            <text:p>SG732ATTD101K</text:p>
          </table:table-cell>
          <table:table-cell office:value-type="string">
            <text:p>100 Ohm Resistor</text:p>
          </table:table-cell>
          <table:table-cell office:value-type="string">
            <text:p>Package_080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8</text:p>
          </table:table-cell>
          <table:table-cell office:value-type="float" office:value="1">
            <text:p>1</text:p>
          </table:table-cell>
          <table:table-cell table:style-name="ce2" office:value-type="string">
            <text:p>SG732ATTD101K</text:p>
          </table:table-cell>
          <table:table-cell office:value-type="string">
            <text:p>100 Ohm Resistor</text:p>
          </table:table-cell>
          <table:table-cell office:value-type="string">
            <text:p>Package_080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9</text:p>
          </table:table-cell>
          <table:table-cell office:value-type="float" office:value="1">
            <text:p>1</text:p>
          </table:table-cell>
          <table:table-cell table:style-name="ce2" office:value-type="string">
            <text:p>SG732ATTD101K</text:p>
          </table:table-cell>
          <table:table-cell office:value-type="string">
            <text:p>100 Ohm Resistor</text:p>
          </table:table-cell>
          <table:table-cell office:value-type="string">
            <text:p>Package_08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10</text:p>
          </table:table-cell>
          <table:table-cell office:value-type="float" office:value="1">
            <text:p>1</text:p>
          </table:table-cell>
          <table:table-cell table:style-name="ce2" office:value-type="string">
            <text:p>SG732ATTD101K</text:p>
          </table:table-cell>
          <table:table-cell office:value-type="string">
            <text:p>100 Ohm Resistor</text:p>
          </table:table-cell>
          <table:table-cell office:value-type="string">
            <text:p>Package_080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11</text:p>
          </table:table-cell>
          <table:table-cell office:value-type="float" office:value="1">
            <text:p>1</text:p>
          </table:table-cell>
          <table:table-cell table:style-name="ce2" office:value-type="string">
            <text:p>SG732ATTD101K</text:p>
          </table:table-cell>
          <table:table-cell office:value-type="string">
            <text:p>100 Ohm Resistor</text:p>
          </table:table-cell>
          <table:table-cell office:value-type="string">
            <text:p>Package_080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12</text:p>
          </table:table-cell>
          <table:table-cell office:value-type="float" office:value="1">
            <text:p>1</text:p>
          </table:table-cell>
          <table:table-cell office:value-type="string">
            <text:p>RP1220P-103-D</text:p>
          </table:table-cell>
          <table:table-cell office:value-type="string">
            <text:p>10k Ohm Resistor</text:p>
          </table:table-cell>
          <table:table-cell office:value-type="string">
            <text:p>Package_080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R13</text:p>
          </table:table-cell>
          <table:table-cell office:value-type="float" office:value="1">
            <text:p>1</text:p>
          </table:table-cell>
          <table:table-cell office:value-type="string">
            <text:p>RP1220P-103-D</text:p>
          </table:table-cell>
          <table:table-cell office:value-type="string">
            <text:p>10k Ohm Resistor</text:p>
          </table:table-cell>
          <table:table-cell office:value-type="string">
            <text:p>Package_080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1</text:p>
          </table:table-cell>
          <table:table-cell office:value-type="float" office:value="1">
            <text:p>1</text:p>
          </table:table-cell>
          <table:table-cell office:value-type="string">
            <text:p>LH R974-LP-1-0-20-R18 </text:p>
          </table:table-cell>
          <table:table-cell office:value-type="string">
            <text:p>LED GREEN SMD</text:p>
          </table:table-cell>
          <table:table-cell office:value-type="string">
            <text:p>Package_080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 office:value-type="string">
            <text:p>LH R974-LP-1-0-20-R18 </text:p>
          </table:table-cell>
          <table:table-cell office:value-type="string">
            <text:p>LED GREEN SMD</text:p>
          </table:table-cell>
          <table:table-cell office:value-type="string">
            <text:p>Package_080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3</text:p>
          </table:table-cell>
          <table:table-cell office:value-type="float" office:value="1">
            <text:p>1</text:p>
          </table:table-cell>
          <table:table-cell office:value-type="string">
            <text:p>LH R974-LP-1-0-20-R18 </text:p>
          </table:table-cell>
          <table:table-cell office:value-type="string">
            <text:p>LED GREEN SMD</text:p>
          </table:table-cell>
          <table:table-cell office:value-type="string">
            <text:p>Package_080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4</text:p>
          </table:table-cell>
          <table:table-cell office:value-type="float" office:value="1">
            <text:p>1</text:p>
          </table:table-cell>
          <table:table-cell office:value-type="string">
            <text:p>LH R974-LP-1-0-20-R18 </text:p>
          </table:table-cell>
          <table:table-cell office:value-type="string">
            <text:p>LED GREEN SMD</text:p>
          </table:table-cell>
          <table:table-cell office:value-type="string">
            <text:p>Package_080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5</text:p>
          </table:table-cell>
          <table:table-cell office:value-type="float" office:value="1">
            <text:p>1</text:p>
          </table:table-cell>
          <table:table-cell office:value-type="string">
            <text:p>LH R974-LP-1-0-20-R18 </text:p>
          </table:table-cell>
          <table:table-cell office:value-type="string">
            <text:p>LED GREEN SMD</text:p>
          </table:table-cell>
          <table:table-cell office:value-type="string">
            <text:p>Package_080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8">18/06/2021</text:date>, <text:time>18.45.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14S</meta:editing-duration>
    <meta:editing-cycles>5</meta:editing-cycles>
    <meta:generator>OpenOffice/4.1.5$Win32 OpenOffice.org_project/415m1$Build-9789</meta:generator>
    <dc:date>2021-06-18T18:45:31.03</dc:date>
    <dc:creator>Enrico Stulin</dc:creator>
    <meta:document-statistic meta:table-count="3" meta:cell-count="114" meta:object-count="0"/>
    <meta:user-defined meta:name="Info 1"/>
    <meta:user-defined meta:name="Info 2"/>
    <meta:user-defined meta:name="Info 3"/>
    <meta:user-defined meta:name="Info 4"/>
  </office:meta>
</office:document-meta>
</file>